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000000200909E2E84062EDB29.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355269" fo:font-weight="bold" officeooo:rsid="00132071" officeooo:paragraph-rsid="0005bde3" style:font-weight-asian="bold" style:font-weight-complex="bold"/>
    </style:style>
    <style:style style:name="P2" style:family="paragraph" style:parent-style-name="Heading_20_1">
      <style:paragraph-properties fo:break-before="page"/>
    </style:style>
    <style:style style:name="P3" style:family="paragraph">
      <loext:graphic-properties draw:fill="none" draw:fill-color="#afd095"/>
      <style:paragraph-properties fo:text-align="start" style:justify-single-word="false" fo:break-before="page" fo:background-color="transparent"/>
    </style:style>
    <style:style style:name="P4" style:family="paragraph" style:parent-style-name="Standard" style:list-style-name="L1">
      <style:paragraph-properties fo:text-align="justify" style:justify-single-word="false"/>
      <style:text-properties officeooo:rsid="0005bde3" officeooo:paragraph-rsid="0005bde3"/>
    </style:style>
    <style:style style:name="P5" style:family="paragraph" style:parent-style-name="Standard" style:list-style-name="L1">
      <style:paragraph-properties fo:text-align="justify" style:justify-single-word="false"/>
      <style:text-properties officeooo:rsid="0005cd7d" officeooo:paragraph-rsid="0005cd7d"/>
    </style:style>
    <style:style style:name="P6" style:family="paragraph" style:parent-style-name="Standard">
      <style:paragraph-properties fo:text-align="justify" style:justify-single-word="false"/>
      <style:text-properties officeooo:rsid="0005407d" officeooo:paragraph-rsid="0005407d"/>
    </style:style>
    <style:style style:name="P7" style:family="paragraph" style:parent-style-name="Standard">
      <style:paragraph-properties fo:text-align="justify" style:justify-single-word="false"/>
      <style:text-properties officeooo:rsid="0005407d" officeooo:paragraph-rsid="00065916"/>
    </style:style>
    <style:style style:name="P8" style:family="paragraph" style:parent-style-name="Standard" style:list-style-name="L1">
      <style:paragraph-properties fo:text-align="justify" style:justify-single-word="false"/>
      <style:text-properties officeooo:rsid="00065916" officeooo:paragraph-rsid="00065916"/>
    </style:style>
    <style:style style:name="P9" style:family="paragraph" style:parent-style-name="Standard" style:list-style-name="L1">
      <style:paragraph-properties fo:text-align="justify" style:justify-single-word="false"/>
      <style:text-properties officeooo:rsid="000c7568" officeooo:paragraph-rsid="000c7568"/>
    </style:style>
    <style:style style:name="P10" style:family="paragraph" style:parent-style-name="Standard">
      <style:paragraph-properties fo:text-align="justify" style:justify-single-word="false"/>
      <style:text-properties fo:color="#355269" fo:font-weight="bold" officeooo:rsid="00132071" officeooo:paragraph-rsid="000f1469" style:font-weight-asian="bold" style:font-weight-complex="bold"/>
    </style:style>
    <style:style style:name="P11" style:family="paragraph" style:parent-style-name="Standard">
      <style:paragraph-properties fo:text-align="justify" style:justify-single-word="false"/>
      <style:text-properties fo:color="#355269" fo:font-weight="bold" officeooo:rsid="00132071" officeooo:paragraph-rsid="00156c01" style:font-weight-asian="bold" style:font-weight-complex="bold"/>
    </style:style>
    <style:style style:name="P12" style:family="paragraph" style:parent-style-name="Standard">
      <style:paragraph-properties fo:text-align="justify" style:justify-single-word="false"/>
      <style:text-properties fo:color="#355269" fo:font-weight="bold" officeooo:rsid="00132071" officeooo:paragraph-rsid="001b3b2b" style:font-weight-asian="bold" style:font-weight-complex="bold"/>
    </style:style>
    <style:style style:name="P13" style:family="paragraph" style:parent-style-name="Standard">
      <style:paragraph-properties fo:text-align="justify" style:justify-single-word="false"/>
      <style:text-properties fo:color="#355269" fo:font-weight="bold" officeooo:rsid="00132071" officeooo:paragraph-rsid="001c6b10" style:font-weight-asian="bold" style:font-weight-complex="bold"/>
    </style:style>
    <style:style style:name="P14" style:family="paragraph" style:parent-style-name="Standard">
      <style:paragraph-properties fo:text-align="justify" style:justify-single-word="false"/>
      <style:text-properties fo:color="#355269" fo:font-weight="bold" officeooo:rsid="00132071" officeooo:paragraph-rsid="001cd70f" style:font-weight-asian="bold" style:font-weight-complex="bold"/>
    </style:style>
    <style:style style:name="P15" style:family="paragraph" style:parent-style-name="Standard" style:list-style-name="L1">
      <style:paragraph-properties fo:text-align="justify" style:justify-single-word="false"/>
      <style:text-properties officeooo:rsid="000f1469" officeooo:paragraph-rsid="000f1469"/>
    </style:style>
    <style:style style:name="P16" style:family="paragraph" style:parent-style-name="Standard" style:list-style-name="L1">
      <style:paragraph-properties fo:text-align="justify" style:justify-single-word="false"/>
      <style:text-properties officeooo:rsid="000f1469" officeooo:paragraph-rsid="00132e30"/>
    </style:style>
    <style:style style:name="P17" style:family="paragraph" style:parent-style-name="Standard" style:list-style-name="L1">
      <style:paragraph-properties fo:text-align="justify" style:justify-single-word="false"/>
      <style:text-properties officeooo:rsid="00156c01" officeooo:paragraph-rsid="00156c01"/>
    </style:style>
    <style:style style:name="P18" style:family="paragraph" style:parent-style-name="Standard" style:list-style-name="L1">
      <style:paragraph-properties fo:text-align="justify" style:justify-single-word="false"/>
      <style:text-properties officeooo:rsid="00188d93" officeooo:paragraph-rsid="00188d93"/>
    </style:style>
    <style:style style:name="P19" style:family="paragraph" style:parent-style-name="Standard" style:list-style-name="L1">
      <style:paragraph-properties fo:text-align="justify" style:justify-single-word="false"/>
      <style:text-properties officeooo:rsid="0018dbeb" officeooo:paragraph-rsid="0018dbeb"/>
    </style:style>
    <style:style style:name="P20" style:family="paragraph" style:parent-style-name="Standard" style:list-style-name="L1">
      <loext:graphic-properties draw:fill="none" draw:fill-color="#dddddd"/>
      <style:paragraph-properties fo:text-align="justify" style:justify-single-word="false" fo:background-color="transparent"/>
      <style:text-properties officeooo:rsid="001b3b2b" officeooo:paragraph-rsid="001b3b2b"/>
    </style:style>
    <style:style style:name="P21" style:family="paragraph" style:parent-style-name="Standard">
      <loext:graphic-properties draw:fill="none" draw:fill-color="#dddddd"/>
      <style:paragraph-properties fo:text-align="justify" style:justify-single-word="false" fo:background-color="transparent">
        <style:tab-stops/>
      </style:paragraph-properties>
      <style:text-properties officeooo:rsid="001b3b2b" officeooo:paragraph-rsid="001c1dd3"/>
    </style:style>
    <style:style style:name="P22" style:family="paragraph" style:parent-style-name="Standard" style:list-style-name="L1">
      <loext:graphic-properties draw:fill="none" draw:fill-color="#dddddd"/>
      <style:paragraph-properties fo:text-align="justify" style:justify-single-word="false" fo:background-color="transparent"/>
      <style:text-properties officeooo:rsid="001c1dd3" officeooo:paragraph-rsid="001c1dd3"/>
    </style:style>
    <style:style style:name="P23" style:family="paragraph" style:parent-style-name="Standard" style:list-style-name="L1">
      <loext:graphic-properties draw:fill="none" draw:fill-color="#dddddd"/>
      <style:paragraph-properties fo:text-align="justify" style:justify-single-word="false" fo:background-color="transparent"/>
      <style:text-properties officeooo:rsid="001c6b10" officeooo:paragraph-rsid="001c6b10"/>
    </style:style>
    <style:style style:name="P24" style:family="paragraph" style:parent-style-name="Standard">
      <loext:graphic-properties draw:fill="none" draw:fill-color="#dddddd"/>
      <style:paragraph-properties fo:text-align="justify" style:justify-single-word="false" fo:background-color="transparent"/>
      <style:text-properties officeooo:rsid="001c6b10" officeooo:paragraph-rsid="001c6b10"/>
    </style:style>
    <style:style style:name="P25" style:family="paragraph" style:parent-style-name="Standard" style:list-style-name="L1">
      <loext:graphic-properties draw:fill="none" draw:fill-color="#dddddd"/>
      <style:paragraph-properties fo:text-align="justify" style:justify-single-word="false" fo:background-color="transparent"/>
      <style:text-properties officeooo:rsid="001cd70f" officeooo:paragraph-rsid="001cd70f"/>
    </style:style>
    <style:style style:name="P26" style:family="paragraph" style:parent-style-name="Standard" style:list-style-name="L1">
      <loext:graphic-properties draw:fill="none" draw:fill-color="#dddddd"/>
      <style:paragraph-properties fo:text-align="justify" style:justify-single-word="false" fo:background-color="transparent"/>
      <style:text-properties officeooo:rsid="001eccfe" officeooo:paragraph-rsid="001eccfe"/>
    </style:style>
    <style:style style:name="P27" style:family="paragraph" style:parent-style-name="Standard" style:list-style-name="L1">
      <loext:graphic-properties draw:fill="none" draw:fill-color="#dddddd"/>
      <style:paragraph-properties fo:text-align="justify" style:justify-single-word="false" fo:background-color="transparent"/>
      <style:text-properties officeooo:rsid="001efb94" officeooo:paragraph-rsid="001efb94"/>
    </style:style>
    <style:style style:name="P28" style:family="paragraph" style:parent-style-name="Standard" style:list-style-name="L1">
      <loext:graphic-properties draw:fill="none" draw:fill-color="#dddddd"/>
      <style:paragraph-properties fo:text-align="justify" style:justify-single-word="false" fo:background-color="transparent"/>
      <style:text-properties officeooo:rsid="001f0cfe" officeooo:paragraph-rsid="001f0cfe"/>
    </style:style>
    <style:style style:name="P29" style:family="paragraph" style:parent-style-name="Standard" style:list-style-name="L1">
      <loext:graphic-properties draw:fill="none" draw:fill-color="#dddddd"/>
      <style:paragraph-properties fo:text-align="justify" style:justify-single-word="false" fo:background-color="transparent"/>
      <style:text-properties officeooo:rsid="001f30b7" officeooo:paragraph-rsid="001f30b7"/>
    </style:style>
    <style:style style:name="P30" style:family="paragraph" style:parent-style-name="Standard" style:list-style-name="L1">
      <loext:graphic-properties draw:fill="none" draw:fill-color="#dddddd"/>
      <style:paragraph-properties fo:text-align="justify" style:justify-single-word="false" fo:background-color="transparent"/>
      <style:text-properties officeooo:rsid="00229bba" officeooo:paragraph-rsid="00229bba"/>
    </style:style>
    <style:style style:name="P31" style:family="paragraph" style:parent-style-name="Standard" style:list-style-name="L1">
      <loext:graphic-properties draw:fill="none" draw:fill-color="#dddddd"/>
      <style:paragraph-properties fo:text-align="justify" style:justify-single-word="false" fo:background-color="transparent"/>
      <style:text-properties officeooo:rsid="00229bba" officeooo:paragraph-rsid="0023cf8e"/>
    </style:style>
    <style:style style:name="P32" style:family="paragraph" style:parent-style-name="Standard" style:list-style-name="L1">
      <loext:graphic-properties draw:fill="none" draw:fill-color="#dddddd"/>
      <style:paragraph-properties fo:text-align="justify" style:justify-single-word="false" fo:background-color="transparent"/>
      <style:text-properties officeooo:rsid="0023cf8e" officeooo:paragraph-rsid="0023cf8e"/>
    </style:style>
    <style:style style:name="P33" style:family="paragraph" style:parent-style-name="Standard" style:list-style-name="L1">
      <loext:graphic-properties draw:fill="none" draw:fill-color="#dddddd"/>
      <style:paragraph-properties fo:text-align="justify" style:justify-single-word="false" fo:background-color="transparent"/>
      <style:text-properties officeooo:rsid="002514ae" officeooo:paragraph-rsid="002514ae"/>
    </style:style>
    <style:style style:name="P34" style:family="paragraph" style:parent-style-name="Standard" style:list-style-name="L1">
      <loext:graphic-properties draw:fill="none" draw:fill-color="#dddddd"/>
      <style:paragraph-properties fo:text-align="justify" style:justify-single-word="false" fo:background-color="transparent"/>
      <style:text-properties officeooo:rsid="00257468" officeooo:paragraph-rsid="00257468"/>
    </style:style>
    <style:style style:name="P35" style:family="paragraph" style:parent-style-name="Standard" style:list-style-name="L1">
      <loext:graphic-properties draw:fill="none" draw:fill-color="#dddddd"/>
      <style:paragraph-properties fo:margin-left="1.91cm" fo:margin-right="0cm" fo:margin-top="0cm" fo:margin-bottom="2cm" loext:contextual-spacing="false" fo:text-align="justify" style:justify-single-word="false" fo:text-indent="-0.64cm" style:auto-text-indent="false" fo:background-color="transparent">
        <style:tab-stops/>
      </style:paragraph-properties>
      <style:text-properties officeooo:rsid="001c1dd3" officeooo:paragraph-rsid="001c1dd3"/>
    </style:style>
    <style:style style:name="P36" style:family="paragraph" style:parent-style-name="Standard" style:list-style-name="L1">
      <loext:graphic-properties draw:fill="none" draw:fill-color="#dddddd"/>
      <style:paragraph-properties fo:margin-left="1.27cm" fo:margin-right="0cm" fo:margin-top="0cm" fo:margin-bottom="2cm" loext:contextual-spacing="false" fo:text-align="justify" style:justify-single-word="false" fo:text-indent="-0.64cm" style:auto-text-indent="false" fo:background-color="transparent">
        <style:tab-stops/>
      </style:paragraph-properties>
      <style:text-properties officeooo:rsid="001c6b10" officeooo:paragraph-rsid="001c6b10"/>
    </style:style>
    <style:style style:name="P37" style:family="paragraph" style:parent-style-name="Standard" style:list-style-name="L1">
      <loext:graphic-properties draw:fill="none" draw:fill-color="#dddddd"/>
      <style:paragraph-properties fo:margin-left="1.27cm" fo:margin-right="0cm" fo:margin-top="0cm" fo:margin-bottom="4.001cm" loext:contextual-spacing="false" fo:text-align="justify" style:justify-single-word="false" fo:text-indent="-0.64cm" style:auto-text-indent="false" fo:background-color="transparent">
        <style:tab-stops/>
      </style:paragraph-properties>
      <style:text-properties officeooo:rsid="001eccfe" officeooo:paragraph-rsid="001eccfe"/>
    </style:style>
    <style:style style:name="P38" style:family="paragraph" style:parent-style-name="Standard" style:master-page-name="">
      <loext:graphic-properties draw:fill="none" draw:fill-color="#dddddd"/>
      <style:paragraph-properties fo:text-align="justify" style:justify-single-word="false" style:page-number="auto" fo:break-before="auto" fo:break-after="auto" fo:background-color="transparent"/>
      <style:text-properties officeooo:rsid="001cd70f" officeooo:paragraph-rsid="001cd70f"/>
    </style:style>
    <style:style style:name="P39" style:family="paragraph" style:parent-style-name="Text_20_body">
      <loext:graphic-properties draw:fill="solid" draw:fill-color="#dddddd"/>
      <style:paragraph-properties fo:text-align="start" style:justify-single-word="false" fo:background-color="#dddddd"/>
      <style:text-properties officeooo:rsid="0007c47c" officeooo:paragraph-rsid="0007c47c"/>
    </style:style>
    <style:style style:name="P40" style:family="paragraph" style:parent-style-name="Text_20_body">
      <loext:graphic-properties draw:fill="solid" draw:fill-color="#dddddd"/>
      <style:paragraph-properties fo:text-align="start" style:justify-single-word="false" fo:background-color="#dddddd"/>
      <style:text-properties officeooo:rsid="0007c47c" officeooo:paragraph-rsid="00156c01"/>
    </style:style>
    <style:style style:name="P41" style:family="paragraph" style:parent-style-name="Text_20_body">
      <loext:graphic-properties draw:fill="none"/>
      <style:paragraph-properties fo:margin-left="1.401cm" fo:margin-right="0cm" fo:margin-top="0cm" fo:margin-bottom="0.247cm" loext:contextual-spacing="false" fo:line-height="115%" fo:text-align="justify" style:justify-single-word="false" fo:text-indent="0cm" style:auto-text-indent="false" fo:background-color="transparent"/>
      <style:text-properties fo:font-size="14pt" officeooo:rsid="000f1469" officeooo:paragraph-rsid="000f1469" style:font-size-asian="14pt" style:font-size-complex="14pt"/>
    </style:style>
    <style:style style:name="P42" style:family="paragraph" style:parent-style-name="Text_20_body">
      <loext:graphic-properties draw:fill="none"/>
      <style:paragraph-properties fo:margin-left="1.401cm" fo:margin-right="0cm" fo:margin-top="0cm" fo:margin-bottom="0.247cm" loext:contextual-spacing="false" fo:line-height="115%" fo:text-align="justify" style:justify-single-word="false" fo:text-indent="0cm" style:auto-text-indent="false" fo:background-color="transparent"/>
      <style:text-properties fo:font-size="14pt" officeooo:rsid="000f1469" officeooo:paragraph-rsid="00132e30" style:font-size-asian="14pt" style:font-size-complex="14pt"/>
    </style:style>
    <style:style style:name="P43" style:family="paragraph" style:parent-style-name="Text_20_body">
      <loext:graphic-properties draw:fill="none"/>
      <style:paragraph-properties fo:margin-left="1.401cm" fo:margin-right="0cm" fo:margin-top="0cm" fo:margin-bottom="0.247cm" loext:contextual-spacing="false" fo:line-height="115%" fo:text-align="justify" style:justify-single-word="false" fo:text-indent="0cm" style:auto-text-indent="false" fo:background-color="transparent"/>
      <style:text-properties fo:font-size="14pt" officeooo:rsid="000f1469" officeooo:paragraph-rsid="000f1469" style:letter-kerning="false" style:font-size-asian="14pt" style:font-size-complex="14pt"/>
    </style:style>
    <style:style style:name="P44" style:family="paragraph" style:parent-style-name="Text_20_body" style:master-page-name="">
      <loext:graphic-properties draw:fill="none"/>
      <style:paragraph-properties fo:margin-left="1.401cm" fo:margin-right="0cm" fo:margin-top="0cm" fo:margin-bottom="0.247cm" loext:contextual-spacing="false" fo:line-height="115%" fo:text-align="justify" style:justify-single-word="false" fo:text-indent="0cm" style:auto-text-indent="false" style:page-number="auto" fo:background-color="transparent"/>
      <style:text-properties fo:font-size="14pt" officeooo:rsid="000f1469" officeooo:paragraph-rsid="000f1469" style:font-size-asian="14pt" style:font-size-complex="14pt"/>
    </style:style>
    <style:style style:name="P45" style:family="paragraph" style:parent-style-name="Text_20_body" style:master-page-name="">
      <loext:graphic-properties draw:fill="none"/>
      <style:paragraph-properties fo:margin-left="1.401cm" fo:margin-right="0cm" fo:margin-top="0cm" fo:margin-bottom="0.247cm" loext:contextual-spacing="false" fo:line-height="115%" fo:text-align="justify" style:justify-single-word="false" fo:text-indent="0cm" style:auto-text-indent="false" style:page-number="auto" fo:background-color="transparent"/>
      <style:text-properties fo:font-size="14pt" officeooo:rsid="000f1469" officeooo:paragraph-rsid="000f1469" style:letter-kerning="false" style:font-size-asian="14pt" style:font-size-complex="14pt"/>
    </style:style>
    <style:style style:name="P46" style:family="paragraph" style:parent-style-name="Text_20_body" style:master-page-name="">
      <loext:graphic-properties draw:fill="none"/>
      <style:paragraph-properties fo:margin-left="1.401cm" fo:margin-right="0cm" fo:margin-top="0cm" fo:margin-bottom="0.247cm" loext:contextual-spacing="false" fo:line-height="115%" fo:text-align="justify" style:justify-single-word="false" fo:text-indent="0cm" style:auto-text-indent="false" style:page-number="auto" fo:background-color="transparent"/>
      <style:text-properties fo:font-size="14pt" officeooo:rsid="000f1469" officeooo:paragraph-rsid="00132e30" style:font-size-asian="14pt" style:font-size-complex="14pt"/>
    </style:style>
    <style:style style:name="P47" style:family="paragraph">
      <loext:graphic-properties draw:fill="solid" draw:fill-color="#dddddd"/>
      <style:paragraph-properties fo:margin-left="0cm" fo:margin-right="0cm" fo:margin-top="0cm" fo:margin-bottom="0.25cm" loext:contextual-spacing="false" fo:text-indent="0cm" style:auto-text-indent="false" fo:background-color="#dddddd"/>
    </style:style>
    <style:style style:name="T1" style:family="text">
      <style:text-properties officeooo:rsid="0005407d"/>
    </style:style>
    <style:style style:name="T2" style:family="text">
      <style:text-properties officeooo:rsid="0005e2e9"/>
    </style:style>
    <style:style style:name="T3" style:family="text">
      <style:text-properties officeooo:rsid="00065916"/>
    </style:style>
    <style:style style:name="T4" style:family="text">
      <style:text-properties officeooo:rsid="000e6e6b"/>
    </style:style>
    <style:style style:name="T5" style:family="text">
      <style:text-properties officeooo:rsid="0010bbbd"/>
    </style:style>
    <style:style style:name="T6" style:family="text">
      <style:text-properties officeooo:rsid="0010c924"/>
    </style:style>
    <style:style style:name="T7" style:family="text">
      <style:text-properties officeooo:rsid="00132e30"/>
    </style:style>
    <style:style style:name="T8" style:family="text">
      <style:text-properties officeooo:rsid="0015715e"/>
    </style:style>
    <style:style style:name="T9" style:family="text">
      <style:text-properties officeooo:rsid="001f30b7"/>
    </style:style>
    <style:style style:name="T10" style:family="text">
      <style:text-properties officeooo:rsid="0023cf8e"/>
    </style:style>
    <style:style style:name="T11" style:family="text">
      <style:text-properties officeooo:rsid="002514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rmato<text:span text:style-name="T1">s</text:span></text:p>
      <text:h text:style-name="Heading_20_1" text:outline-level="1">Formato de página</text:h>
      <text:p text:style-name="P1">Actividades</text:p>
      <text:list xml:id="list2717269653" text:style-name="L1">
        <text:list-item>
          <text:p text:style-name="P4">Establecer los márgenes: </text:p>
          <text:list>
            <text:list-item>
              <text:p text:style-name="P4">Izquierda y derecha: 2,5 cm.</text:p>
            </text:list-item>
            <text:list-item>
              <text:p text:style-name="P4">Arriba y abajo: 2,2 cm.</text:p>
            </text:list-item>
          </text:list>
        </text:list-item>
        <text:list-item>
          <text:p text:style-name="P5">Color de fondo:</text:p>
          <text:list>
            <text:list-item>
              <text:p text:style-name="P5">Mapa de bits pergamino.</text:p>
            </text:list-item>
            <text:list-item>
              <text:p text:style-name="P5">Transparencia del <text:span text:style-name="T2">70</text:span>%</text:p>
            </text:list-item>
          </text:list>
        </text:list-item>
        <text:list-item>
          <text:p text:style-name="P8">Crear un salto de página delante del título ‘Página 1’, ‘Página 2’, y ‘Página 3’</text:p>
        </text:list-item>
        <text:list-item>
          <text:p text:style-name="P9">Crear una cabecera que incluya </text:p>
          <text:list>
            <text:list-item>
              <text:p text:style-name="P9">Primer página: Sin nada</text:p>
            </text:list-item>
            <text:list-item>
              <text:p text:style-name="P9">Páginas impares: Fecha actual y Autor</text:p>
            </text:list-item>
            <text:list-item>
              <text:p text:style-name="P9">Páginas pares: ‘Formatos en LibreOffice Writer’</text:p>
            </text:list-item>
          </text:list>
        </text:list-item>
        <text:list-item>
          <text:p text:style-name="P9">Crear un pie de página</text:p>
          <text:list>
            <text:list-item>
              <text:p text:style-name="P9">Primera página: Sin nada</text:p>
            </text:list-item>
            <text:list-item>
              <text:p text:style-name="P9">Páginas pares e impares: Página X de Y <text:span text:style-name="T4">(cambiando X e Y por los campos oportunos)</text:span></text:p>
            </text:list-item>
          </text:list>
        </text:list-item>
      </text:list>
      <text:h text:style-name="Heading_20_2" text:outline-level="2">Página 1</text:h>
      <text:p text:style-name="P6">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h text:style-name="Heading_20_2" text:outline-level="2">Página <text:span text:style-name="T3">2</text:span></text:h>
      <text:p text:style-name="P7">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text:soft-page-break/>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h text:style-name="Heading_20_2" text:outline-level="2">Página <text:span text:style-name="T3">3</text:span></text:h>
      <text:p text:style-name="P7">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h text:style-name="P2" text:outline-level="1">Formato de carácter</text:h>
      <text:p text:style-name="P10">Actividades</text:p>
      <text:list xml:id="list234337251209564" text:continue-numbering="true" text:style-name="L1">
        <text:list-item>
          <text:p text:style-name="P15">Aplicar <text:span text:style-name="T6">a cada palabra y </text:span>en este orden: Fuente Times New Roman, Liberation Sans y Consolas</text:p>
        </text:list-item>
      </text:list>
      <text:p text:style-name="P44">Word (Serifa)</text:p>
      <text:p text:style-name="P41">Word (Sin serifa, Palo seco)</text:p>
      <text:p text:style-name="P41">Word <text:span text:style-name="T5">(Monoespaciadas)</text:span></text:p>
      <text:list xml:id="list234337203278597" text:continue-numbering="true" text:style-name="L1">
        <text:list-item>
          <text:p text:style-name="P15">Aplicar <text:span text:style-name="T6">a cada palabra y </text:span>en este orden: <text:span text:style-name="T6">Ningún efecto, Tracking de -5 pt, Kerning</text:span></text:p>
        </text:list-item>
      </text:list>
      <text:p text:style-name="P45">Word</text:p>
      <text:p text:style-name="P43">Word</text:p>
      <text:p text:style-name="P43">Word</text:p>
      <text:list xml:id="list234337925793980" text:continue-numbering="true" text:style-name="L1">
        <text:list-item>
          <text:p text:style-name="P16">Aplicar en este orden: <text:span text:style-name="T7">minúsculas, mayúsculas, versalitas</text:span></text:p>
        </text:list-item>
      </text:list>
      <text:p text:style-name="P46">Word</text:p>
      <text:p text:style-name="P42">Word</text:p>
      <text:p text:style-name="P42">Word</text:p>
      <text:h text:style-name="P2" text:outline-level="1">Formato de párrafo</text:h>
      <text:p text:style-name="P11">Actividades</text:p>
      <text:list xml:id="list234338027017472" text:continue-numbering="true" text:style-name="L1">
        <text:list-item>
          <text:p text:style-name="P17">Párrafo 1: alineación Justificada, último renglón centrado</text:p>
        </text:list-item>
        <text:list-item>
          <text:p text:style-name="P17">Párrafo 2: alineación Justificada, último renglón justificado</text:p>
        </text:list-item>
        <text:list-item>
          <text:p text:style-name="P17">Párrafo 3: alineación Justificada, último renglón justificado y expandir palabra <text:span text:style-name="T8">única</text:span></text:p>
        </text:list-item>
        <text:list-item>
          <text:p text:style-name="P18">Párrafo 4: </text:p>
          <text:list>
            <text:list-item>
              <text:p text:style-name="P18">alineación Justificada</text:p>
            </text:list-item>
            <text:list-item>
              <text:p text:style-name="P18">color de área Azul claro 4</text:p>
            </text:list-item>
            <text:list-item>
              <text:p text:style-name="P18">Borde</text:p>
              <text:list>
                <text:list-item>
                  <text:p text:style-name="P18">Los cuatro bordes.</text:p>
                </text:list-item>
                <text:list-item>
                  <text:p text:style-name="P18">Separación izquierda y derecha de 0,5 cm.</text:p>
                </text:list-item>
              </text:list>
            </text:list-item>
            <text:list-item>
              <text:p text:style-name="P19">Espaciado sobre y bajo el párrafo de 1 cm.</text:p>
            </text:list-item>
            <text:list-item>
              <text:p text:style-name="P19">Interlineado de 1,5 renglones</text:p>
            </text:list-item>
            <text:list-item>
              <text:p text:style-name="P19">Sangría</text:p>
              <text:list>
                <text:list-item>
                  <text:p text:style-name="P19">antes y después de 2 cm</text:p>
                </text:list-item>
                <text:list-item>
                  <text:p text:style-name="P19">de primer renglón: 1 cm.</text:p>
                </text:list-item>
              </text:list>
            </text:list-item>
          </text:list>
        </text:list-item>
      </text:list>
      <text:p text:style-name="P40">¡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text:p>
      <text:p text:style-name="P40">¡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text:p>
      <text:p text:style-name="P39">¡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text:p>
      <text:p>Para su sorpresa y desesperación se da cuenta de que no se puede escapar del patio al que ha llegado. La única salida es el mismo pequeño pasaje por el que ha entrado. Mientras tanto los pasos se aproximan cada vez más. </text:p>
      <text:p text:style-name="P39">Ya puede ver la oscura figura girando la esquina. Sus ojos escrutinan desesperadamente la oscuridad buscando una salida. ¿Va a perderlo todo ahora, estando tan cerca de la meta, después de tantos sacrificios, de tantos años de preparación forjando su plan? </text:p>
      <text:p text:style-name="P39">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p text:style-name="P12">Actividades</text:p>
      <text:list xml:id="list234337341518079" text:continue-numbering="true" text:style-name="L1">
        <text:list-item>
          <text:p text:style-name="P20">Escribir el siguiente texto:</text:p>
          <text:list>
            <text:list-item>
              <text:p text:style-name="P20">[tab]Nombre[tab]Apellidos[tab]Nota</text:p>
            </text:list-item>
            <text:list-item>
              <text:p text:style-name="P20">[tab]Luis[tab]Pérez[tab]9,5</text:p>
            </text:list-item>
            <text:list-item>
              <text:p text:style-name="P20">[tab]Ana[tab]García[tab]8</text:p>
            </text:list-item>
            <text:list-item>
              <text:p text:style-name="P20">[tab]Mara[tab]Sousa[tab]7,95</text:p>
            </text:list-item>
          </text:list>
        </text:list-item>
        <text:list-item>
          <text:p text:style-name="P22"><text:soft-page-break/>Aplicar las siguientes tabulaciones</text:p>
          <text:list>
            <text:list-item>
              <text:p text:style-name="P22">Posición: 3 cm. Tipo: Derecha</text:p>
            </text:list-item>
            <text:list-item>
              <text:p text:style-name="P22">Posición: 8 cm. Tipo: Centrada. Relleno: guion bajo</text:p>
            </text:list-item>
            <text:list-item>
              <text:p text:style-name="P35">Posición: 13 cm. Tipo: Decimal. Relleno: carácter ‘*’</text:p>
            </text:list-item>
          </text:list>
        </text:list-item>
      </text:list>
      <text:p text:style-name="P21"/>
      <text:h text:style-name="P2" text:outline-level="1">Numeración y Viñetas</text:h>
      <text:p text:style-name="P13">Actividades</text:p>
      <text:list xml:id="list234336406617589" text:continue-numbering="true" text:style-name="L1">
        <text:list-item>
          <text:p text:style-name="P23">Crear una lista numerada para los cuatro programas principales de LibreOffice: Writer, Calc, Base e Impress</text:p>
        </text:list-item>
        <text:list-item>
          <text:p text:style-name="P36">Crear un esquema con las principales disciplinas humanísticas: Arte, Historia (Prehistoria, Historia Antigua, Historia Moderna (Renacimiento, Barroco, Manierismo y Clasicismo), Historia Contemporánea) y Geografía.</text:p>
        </text:list-item>
      </text:list>
      <text:p text:style-name="P24"/>
      <text:p text:style-name="P24"/>
      <text:h text:outline-level="1">Estilos</text:h>
      <text:p text:style-name="P14">Actividades</text:p>
      <text:list xml:id="list234336761385201" text:continue-numbering="true" text:style-name="L1">
        <text:list-item>
          <text:p text:style-name="P25">Trabajar con el archivo low614-04-FORMATOS-ESTILOS</text:p>
        </text:list-item>
        <text:list-item>
          <text:p text:style-name="P30">Aplicar los estilos</text:p>
          <text:list>
            <text:list-item>
              <text:p text:style-name="P30">Título al texto ‘Introducción a la informática’</text:p>
            </text:list-item>
            <text:list-item>
              <text:p text:style-name="P30">Subtítulo al texto ‘Componentes hardware y software del ordenador’</text:p>
            </text:list-item>
            <text:list-item>
              <text:p text:style-name="P30">Título 1 al texto ‘Hardware’, ‘Software’, ‘Redes’</text:p>
            </text:list-item>
            <text:list-item>
              <text:p text:style-name="P30">Título 2 al texto ‘Introducción’, ‘Componentes del ordenador’, ‘CPU’, ‘Memorias principales’, ‘Periféricos’, ‘Software de Sistema’, ‘Software de aplicación’, ‘Lenguajes de programación’</text:p>
            </text:list-item>
            <text:list-item>
              <text:p text:style-name="P30">Título 3 al texto: ‘Memoria RAM’, ‘Memoria ROM’, ‘Periféricos de Entrada’, ‘Periféricos de Salida’, ‘Periféricos de Entrada y Salida’</text:p>
            </text:list-item>
            <text:list-item>
              <text:p text:style-name="P30">Título 4 al texto: ‘Memorias secundarias’</text:p>
            </text:list-item>
          </text:list>
        </text:list-item>
        <text:list-item>
          <text:p text:style-name="P34">Observar el resultado mediante el navegador.</text:p>
        </text:list-item>
        <text:list-item>
          <text:p text:style-name="P30">Cambiar los estilos</text:p>
          <text:list>
            <text:list-item>
              <text:p text:style-name="P30">Todos mostrarán el color de letra: Verde oscuro 3.</text:p>
            </text:list-item>
            <text:list-item>
              <text:p text:style-name="P31">Título 1, </text:p>
              <text:list>
                <text:list-item>
                  <text:p text:style-name="P31"><text:span text:style-name="T10">I</text:span>nsertará un salto de página previo.</text:p>
                </text:list-item>
                <text:list-item>
                  <text:p text:style-name="P32">Tendrá un color de área: Verde claro 3</text:p>
                </text:list-item>
                <text:list-item>
                  <text:p text:style-name="P32">Bordes: </text:p>
                  <text:list>
                    <text:list-item>
                      <text:p text:style-name="P32">Los cuatro <text:span text:style-name="T11">bordes</text:span></text:p>
                    </text:list-item>
                    <text:list-item>
                      <text:p text:style-name="P33">Estilo: sencillo. Color: Verde claro 3. Bordes, todos a 0,5 cm.</text:p>
                    </text:list-item>
                  </text:list>
                </text:list-item>
              </text:list>
            </text:list-item>
            <text:list-item>
              <text:p text:style-name="P32">Título 2,</text:p>
              <text:list>
                <text:list-item>
                  <text:p text:style-name="P32">Tendrá el texto subrayado</text:p>
                </text:list-item>
              </text:list>
            </text:list-item>
          </text:list>
        </text:list-item>
      </text:list>
      <text:h text:style-name="P2" text:outline-level="1">Tablas</text:h>
      <text:p text:style-name="P14">Actividades</text:p>
      <text:list xml:id="list234337864904954" text:continue-numbering="true" text:style-name="L1">
        <text:list-item>
          <text:p text:style-name="P25">Crear una tabla de 4 filas por 4 columnas con estilo ‘Lista Verde’</text:p>
        </text:list-item>
        <text:list-item>
          <text:p text:style-name="P26">Cambiar el ancho de la tabla a 10 cm. con alineación en la página: Centrada.</text:p>
        </text:list-item>
        <text:list-item>
          <text:p text:style-name="P28">Establecer la anchura de las columnas</text:p>
          <text:list>
            <text:list-item>
              <text:p text:style-name="P28">Columna 1: 1 cm.</text:p>
            </text:list-item>
            <text:list-item>
              <text:p text:style-name="P28">Columna 2: 2 cm.</text:p>
            </text:list-item>
            <text:list-item>
              <text:p text:style-name="P28">Columna 3: 3 cm.</text:p>
            </text:list-item>
            <text:list-item>
              <text:p text:style-name="P28">Columna 4: 4 cm.</text:p>
            </text:list-item>
          </text:list>
        </text:list-item>
        <text:list-item>
          <text:p text:style-name="P27">Establecer la altura de las filas en 1 cm.</text:p>
        </text:list-item>
        <text:list-item>
          <text:p text:style-name="P25">Combinar la primera fila y poner como texto centrado ‘Ventas del 2019’</text:p>
        </text:list-item>
        <text:list-item>
          <text:p text:style-name="P25">Combinar la primera columna de las filas 2, 3 y 4 </text:p>
          <text:list>
            <text:list-item>
              <text:p text:style-name="P25">Poner el texto ‘Lugo.’</text:p>
            </text:list-item>
            <text:list-item>
              <text:p text:style-name="P25">Centrarlo vertical y horizontalmente en la celda.</text:p>
            </text:list-item>
            <text:list-item>
              <text:p text:style-name="P26">Girar el texto 90º</text:p>
            </text:list-item>
          </text:list>
        </text:list-item>
        <text:list-item>
          <text:p text:style-name="P29">Completar la celdas siguientes</text:p>
          <text:list>
            <text:list-item>
              <text:p text:style-name="P29">B2: ‘Enero’</text:p>
            </text:list-item>
            <text:list-item>
              <text:p text:style-name="P29">C2: ‘Febrero’</text:p>
            </text:list-item>
            <text:list-item>
              <text:p text:style-name="P29">D2: ‘Marzo’</text:p>
            </text:list-item>
            <text:list-item>
              <text:p text:style-name="P29">B3: 1507</text:p>
            </text:list-item>
            <text:list-item>
              <text:p text:style-name="P29">C3: 1405</text:p>
            </text:list-item>
            <text:list-item>
              <text:p text:style-name="P29">D3: 1528</text:p>
            </text:list-item>
            <text:list-item>
              <text:p text:style-name="P29">B4: Promedio de las celdas B3:D3</text:p>
            </text:list-item>
            <text:list-item>
              <text:p text:style-name="P29">C4: Suma de las celdas B3:D3</text:p>
            </text:list-item>
            <text:list-item>
              <text:p text:style-name="P29">D4: Valor máximo de las celdas B3:D3</text:p>
            </text:list-item>
            <text:list-item>
              <text:p text:style-name="P37"><text:span text:style-name="T9">Aplicar a las celdas B3:D3, formato numérico moneda sin decimales.</text:span></text:p>
            </text:list-item>
          </text:list>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Parchment_20_Paper" draw:display-name="Parchment Paper" xlink:href="Pictures/100000000000020000000200909E2E84062EDB2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224b12"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image-name="Parchment_20_Paper"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2:41:53.799000000</meta:creation-date>
    <dc:date>2019-02-22T23:43:23.014000000</dc:date>
    <meta:editing-duration>PT1H45S</meta:editing-duration>
    <meta:editing-cycles>34</meta:editing-cycles>
    <meta:generator>LibreOffice/6.1.4.2$Windows_X86_64 LibreOffice_project/9d0f32d1f0b509096fd65e0d4bec26ddd1938fd3</meta:generator>
    <meta:document-statistic meta:table-count="0" meta:image-count="0" meta:object-count="0" meta:page-count="8" meta:paragraph-count="120" meta:word-count="1954" meta:character-count="11057" meta:non-whitespace-character-count="9297"/>
  </office:meta>
</office:document-meta>
</file>